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2.29   |   <text:a xlink:type="simple" xlink:href="http://palinfo.habago.org/Entry?Command=Information_PrintForum#FORUM40396"><text:span text:style-name="T1">#</text:span></text:a></text:p>
      <text:p text:style-name="P2">下雪了</text:p>
      <text:p text:style-name="P2"/>
      <text:p text:style-name="P2">2005snow00001.jpg</text:p>
      <text:p text:style-name="P2"/>
      <text:p text:style-name="P2">（陳真。2005. 12. 28。院子）</text:p>
      <text:p text:style-name="P2"/>
      <text:p text:style-name="P2">2005snow00002.jpg</text:p>
      <text:p text:style-name="P2"/>
      <text:p text:style-name="P2">（陳真。2005. 12. 28。董事長書房窗外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